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d11e2" officeooo:paragraph-rsid="001d11e2"/>
    </style:style>
    <style:style style:name="P2" style:family="paragraph" style:parent-style-name="Text_20_body">
      <style:paragraph-properties fo:break-before="page"/>
      <style:text-properties officeooo:rsid="001d11e2" officeooo:paragraph-rsid="001d11e2"/>
    </style:style>
    <style:style style:name="P3" style:family="paragraph" style:parent-style-name="Title">
      <style:text-properties officeooo:rsid="001d11e2" officeooo:paragraph-rsid="001d11e2"/>
    </style:style>
    <style:style style:name="P4" style:family="paragraph" style:parent-style-name="Text_20_body">
      <style:paragraph-properties fo:text-align="justify" style:justify-single-word="false"/>
      <style:text-properties officeooo:rsid="001d11e2" officeooo:paragraph-rsid="001d11e2"/>
    </style:style>
    <style:style style:name="P5" style:family="paragraph" style:parent-style-name="Text_20_body">
      <style:paragraph-properties fo:text-align="justify" style:justify-single-word="false"/>
      <style:text-properties fo:font-weight="normal" officeooo:rsid="001d11e2" officeooo:paragraph-rsid="001d11e2" style:font-weight-asian="normal" style:font-weight-complex="normal"/>
    </style:style>
    <style:style style:name="P6" style:family="paragraph" style:parent-style-name="Text_20_body">
      <style:text-properties officeooo:rsid="001e5796" officeooo:paragraph-rsid="001e5796"/>
    </style:style>
    <style:style style:name="P7" style:family="paragraph" style:parent-style-name="Text_20_body">
      <style:paragraph-properties fo:break-before="page"/>
      <style:text-properties officeooo:rsid="001e5796" officeooo:paragraph-rsid="001e5796"/>
    </style:style>
    <style:style style:name="P8" style:family="paragraph" style:parent-style-name="Heading_20_1">
      <style:text-properties officeooo:rsid="001d11e2" officeooo:paragraph-rsid="001d11e2"/>
    </style:style>
    <style:style style:name="P9" style:family="paragraph" style:parent-style-name="Heading_20_1">
      <style:text-properties officeooo:rsid="001e5796" officeooo:paragraph-rsid="001e5796"/>
    </style:style>
    <style:style style:name="P10" style:family="paragraph" style:parent-style-name="Heading_20_1">
      <style:text-properties officeooo:rsid="00203054" officeooo:paragraph-rsid="00203054"/>
    </style:style>
    <style:style style:name="P11" style:family="paragraph" style:parent-style-name="Text_20_body" style:list-style-name="L1">
      <style:paragraph-properties fo:text-align="justify" style:justify-single-word="false"/>
      <style:text-properties fo:font-weight="normal" officeooo:rsid="001d11e2" officeooo:paragraph-rsid="001d11e2" style:font-weight-asian="normal" style:font-weight-complex="normal"/>
    </style:style>
    <style:style style:name="P12" style:family="paragraph" style:parent-style-name="Text_20_body" style:list-style-name="L2">
      <style:paragraph-properties fo:text-align="justify" style:justify-single-word="false"/>
      <style:text-properties fo:font-weight="normal" officeooo:rsid="001d11e2" officeooo:paragraph-rsid="001d11e2" style:font-weight-asian="normal" style:font-weight-complex="normal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rsid="001d11e2" officeooo:paragraph-rsid="001d11e2"/>
    </style:style>
    <style:style style:name="P14" style:family="paragraph" style:parent-style-name="Text_20_body" style:list-style-name="L3">
      <style:text-properties officeooo:rsid="001d11e2" officeooo:paragraph-rsid="001d11e2"/>
    </style:style>
    <style:style style:name="P15" style:family="paragraph" style:parent-style-name="Text_20_body" style:list-style-name="L4">
      <style:text-properties officeooo:rsid="001d11e2" officeooo:paragraph-rsid="001d11e2"/>
    </style:style>
    <style:style style:name="P16" style:family="paragraph" style:parent-style-name="Text_20_body" style:list-style-name="L5">
      <style:text-properties officeooo:rsid="001d11e2" officeooo:paragraph-rsid="001d11e2"/>
    </style:style>
    <style:style style:name="P17" style:family="paragraph" style:parent-style-name="Text_20_body" style:list-style-name="L6">
      <style:text-properties officeooo:rsid="001d11e2" officeooo:paragraph-rsid="001d11e2"/>
    </style:style>
    <style:style style:name="P18" style:family="paragraph" style:parent-style-name="Text_20_body" style:list-style-name="L7">
      <style:text-properties officeooo:rsid="001d11e2" officeooo:paragraph-rsid="001d11e2"/>
    </style:style>
    <style:style style:name="P19" style:family="paragraph" style:parent-style-name="Text_20_body" style:list-style-name="L8">
      <style:text-properties officeooo:rsid="001d11e2" officeooo:paragraph-rsid="001d11e2"/>
    </style:style>
    <style:style style:name="P20" style:family="paragraph" style:parent-style-name="Text_20_body" style:list-style-name="L9">
      <style:text-properties officeooo:rsid="001e5796" officeooo:paragraph-rsid="001e5796"/>
    </style:style>
    <style:style style:name="P21" style:family="paragraph" style:parent-style-name="Text_20_body" style:list-style-name="L10">
      <style:text-properties officeooo:rsid="001e5796" officeooo:paragraph-rsid="001e5796"/>
    </style:style>
    <style:style style:name="P22" style:family="paragraph" style:parent-style-name="Text_20_body" style:list-style-name="L11">
      <style:text-properties officeooo:rsid="001e5796" officeooo:paragraph-rsid="001e5796"/>
    </style:style>
    <style:style style:name="P23" style:family="paragraph" style:parent-style-name="Text_20_body" style:list-style-name="L12">
      <style:text-properties officeooo:rsid="001e5796" officeooo:paragraph-rsid="001e5796"/>
    </style:style>
    <style:style style:name="P24" style:family="paragraph" style:parent-style-name="Text_20_body">
      <style:text-properties officeooo:rsid="00203054" officeooo:paragraph-rsid="00203054"/>
    </style:style>
    <style:style style:name="P25" style:family="paragraph" style:parent-style-name="Text_20_body" style:list-style-name="L13">
      <style:text-properties officeooo:rsid="00203054" officeooo:paragraph-rsid="00203054"/>
    </style:style>
    <style:style style:name="P26" style:family="paragraph" style:parent-style-name="Text_20_body" style:list-style-name="L14">
      <style:text-properties officeooo:rsid="00203054" officeooo:paragraph-rsid="00203054"/>
    </style:style>
    <style:style style:name="P27" style:family="paragraph" style:parent-style-name="Text_20_body" style:list-style-name="L14">
      <style:text-properties officeooo:paragraph-rsid="002030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03054"/>
    </style:style>
    <style:style style:name="T4" style:family="text">
      <style:text-properties officeooo:rsid="0021312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eneración dinámica de páginas Web. Arquitecturas y herramientas de desarrollo</text:p>
      <text:h text:style-name="P8" text:outline-level="1">1.1 Aspectos básicos: el servidor de información Web</text:h>
      <text:p text:style-name="P4">El servicio de información web representa un universo de información formado por un conjunto de recursos de información interconectados gracias a elementos lógicos (software) y físicos (hardware).</text:p>
      <text:p text:style-name="P4">El servicio <text:span text:style-name="T1">hipermedia o multimedia de acceso a la información a través de Internet</text:span><text:span text:style-name="T2"> esta basado en:</text:span></text:p>
      <text:list text:style-name="L1">
        <text:list-item>
          <text:p text:style-name="P11">La familia de protocolos TCP/IP</text:p>
        </text:list-item>
        <text:list-item>
          <text:p text:style-name="P13"><text:span text:style-name="T2">La utilización de documentos </text:span><text:span text:style-name="T1">HIPERTEXTO</text:span><text:span text:style-name="T2"> y navegación mediante links</text:span></text:p>
        </text:list-item>
        <text:list-item>
          <text:p text:style-name="P13"><text:span text:style-name="T2">El modelo de arquitectura </text:span><text:span text:style-name="T1">CLIENTE</text:span><text:span text:style-name="T2">/</text:span><text:span text:style-name="T1">SERVIDOR</text:span><text:span text:style-name="T2"> que incorpora el esquema </text:span><text:span text:style-name="T1">Petición-Respuesta</text:span><text:span text:style-name="T2">.</text:span></text:p>
        </text:list-item>
        <text:list-item>
          <text:p text:style-name="P13"><text:span text:style-name="T2">El sistema </text:span><text:span text:style-name="T1">URI</text:span><text:span text:style-name="T2"> o el </text:span><text:span text:style-name="T1">URL</text:span><text:span text:style-name="T2">.</text:span></text:p>
        </text:list-item>
        <text:list-item>
          <text:p text:style-name="P11">El <text:span text:style-name="T1">protocolo de comunicaciones HTTP</text:span> como mecanismo de transmisión de los recursos solicitados.</text:p>
        </text:list-item>
      </text:list>
      <text:p text:style-name="P5">Dinámica de funcionamiento del servidor Web</text:p>
      <text:list text:style-name="L2">
        <text:list-item>
          <text:p text:style-name="P12">El navegador Web utiliza una URL para conectarse con el servidor</text:p>
        </text:list-item>
        <text:list-item>
          <text:p text:style-name="P12">El servidor Web localiza el recurso y lo envía al cliente</text:p>
        </text:list-item>
        <text:list-item>
          <text:p text:style-name="P12">Conforme se va recibiendo el contenido se reconstruye en la ventana de visualización.</text:p>
        </text:list-item>
      </text:list>
      <text:h text:style-name="P8" text:outline-level="1">1.2 Modelos de desarrollo en entorno Cliente/Servidor</text:h>
      <text:p text:style-name="P1">Modelo de arquitectura del software Cliente/Servidor</text:p>
      <text:list text:style-name="L3">
        <text:list-item>
          <text:p text:style-name="P14">Se fundamenta en el modelo de arquitectura Cliente/Servidor</text:p>
        </text:list-item>
        <text:list-item>
          <text:p text:style-name="P14">El cliente consume un servicio y el servidor le provee dicho servicio</text:p>
        </text:list-item>
        <text:list-item>
          <text:p text:style-name="P14">La relación entre cliente-servidor es a trabes del intercambió de mensajes de un protocolo de comunicaciones.</text:p>
        </text:list-item>
        <text:list-item>
          <text:p text:style-name="P14">Elementos: Cliente solicita a trabes del protocolo al servidor. El servidor envía a trabes del protocolo al cliente.</text:p>
        </text:list-item>
      </text:list>
      <text:p text:style-name="P1"/>
      <text:p text:style-name="P2">Modelo de arquitectura del software en entornos Web</text:p>
      <text:list text:style-name="L4">
        <text:list-item>
          <text:p text:style-name="P15">Puede ser considerada como un caso particular de un modelo de arquitectura del software Cliente/Servidor.</text:p>
        </text:list-item>
        <text:list-item>
          <text:p text:style-name="P15">Cliente: Navegador Web</text:p>
        </text:list-item>
        <text:list-item>
          <text:p text:style-name="P15">Servidor: Servidor Web</text:p>
        </text:list-item>
        <text:list-item>
          <text:p text:style-name="P15">Protocolos de comunicación: HTTP (WEB) TCP/IP (internet)</text:p>
        </text:list-item>
      </text:list>
      <text:p text:style-name="P1">Modelo de desarrollo de software de tres capas</text:p>
      <text:list text:style-name="L5">
        <text:list-item>
          <text:p text:style-name="P16">Las funcionalidades del software suelen quedar agrupadas en 3 capas</text:p>
        </text:list-item>
      </text:list>
      <text:list text:style-name="L6">
        <text:list-item>
          <text:p text:style-name="P17">Presentación: Interfaz del usuario, se centra en el formateo de la información y la captura de las acciones realizas por el C</text:p>
        </text:list-item>
        <text:list-item>
          <text:p text:style-name="P17">Lógica del negocio: Soporta y gestiona las funcionalidades que se esperan. Consiste en recibir peticiones del usuario y enviar las respuestas. Procesada por el C y/o el S</text:p>
        </text:list-item>
        <text:list-item>
          <text:p text:style-name="P17">Persistencia o de datos: Residen los datos manejados. Formado por 1 o + BD, el resultado del acceso a la información es enviado a la capa de NEGOCIO.</text:p>
        </text:list-item>
      </text:list>
      <text:p text:style-name="P1">Tecnologías de desarrollo de aplicaciones Web</text:p>
      <text:p text:style-name="P1">CLIENTE:</text:p>
      <text:list text:style-name="L7">
        <text:list-item>
          <text:p text:style-name="P18">HTML: Estructura de la presentación.</text:p>
        </text:list-item>
        <text:list-item>
          <text:p text:style-name="P18">CSS: Presentación visual</text:p>
        </text:list-item>
        <text:list-item>
          <text:p text:style-name="P18">Objetos embebidos: Diversos tipos de contenidos</text:p>
        </text:list-item>
        <text:list-item>
          <text:p text:style-name="P18">Scripts del Cliente (JS): Código procedural. Los scripts de cliente permiten la creación de <text:span text:style-name="T1">aplicaciones Web interactivas desde el cliente a través de conexiones asíncronas</text:span>.</text:p>
        </text:list-item>
      </text:list>
      <text:p text:style-name="P1">SERVIDOR:</text:p>
      <text:list text:style-name="L8">
        <text:list-item>
          <text:p text:style-name="P19">Scripts de servidor: HTML (ASP, PHP, JSP)</text:p>
        </text:list-item>
        <text:list-item>
          <text:p text:style-name="P19">Ejecutables externos: CGI</text:p>
        </text:list-item>
        <text:list-item>
          <text:p text:style-name="P19">Componentes en objeto: La lógica de negocio</text:p>
        </text:list-item>
        <text:list-item>
          <text:p text:style-name="P19">Tecnologías de código subyacentes: (ASP.NET) separar la presentación de la lógica.</text:p>
        </text:list-item>
      </text:list>
      <text:h text:style-name="P9" text:outline-level="1">1.3 Generación de páginas Web de forma dinámica</text:h>
      <text:p text:style-name="P6">Aplicación Web: Aquellas aplicaciones cuya interfaz de usuario se construye utilizando páginas Web que son interpretadas por un navegador web.</text:p>
      <text:p text:style-name="P6">Esta constituidas por:</text:p>
      <text:list text:style-name="L9">
        <text:list-item>
          <text:p text:style-name="P20">Un conjunto de procesos</text:p>
        </text:list-item>
        <text:list-item>
          <text:p text:style-name="P20">Un conjunto de datos</text:p>
        </text:list-item>
      </text:list>
      <text:p text:style-name="P6"/>
      <text:p text:style-name="P7">Clasificación funcional de las aplicaciones Web:</text:p>
      <text:list text:style-name="L10">
        <text:list-item>
          <text:p text:style-name="P21">Estáticas</text:p>
        </text:list-item>
        <text:list-item>
          <text:p text:style-name="P21">Dinámicas</text:p>
        </text:list-item>
        <text:list-item>
          <text:p text:style-name="P21">Interactivas</text:p>
        </text:list-item>
      </text:list>
      <text:p text:style-name="P6">Estáticas:</text:p>
      <text:p text:style-name="P6">El usuario solo recibe páginas Web pasivas, la interacción del usuario con la Web no produce ningún tipo de acción.</text:p>
      <text:p text:style-name="P6">Son procesadas por el cliente (navegador), este tipo de aplicaciones suele utilizar HTML y CSS.</text:p>
      <text:p text:style-name="P6">Dinámicas:</text:p>
      <text:p text:style-name="P6">La interacción del usuario con el recurso recibido produce algún cambio con la visualización. Por ejemplo: modificación de formato, ocultación de partes del documento y creación de elementos nuevos. Son ejecutados en el cliente y en el servidor. Lenguajes: HTML, CSS, JS, etc.</text:p>
      <text:p text:style-name="P6">Interactivas:</text:p>
      <text:p text:style-name="P6">La interacción del usuario produce algún cambio en la información contenida en el recurso recibido.</text:p>
      <text:p text:style-name="P6">Se basan en que la interacción genere un intercambió de información entre C y S. </text:p>
      <text:p text:style-name="P6">Permiten representar funcionalidades complejas como: presentar información de naturaleza cambiante y/o ajustarse a las necesidades de información propias de cada usuario.</text:p>
      <text:p text:style-name="P6"/>
      <text:p text:style-name="P6">Dinámica del procesamiento de código en el servidor Web:</text:p>
      <text:list text:style-name="L11">
        <text:list-item>
          <text:p text:style-name="P22">El navegador solicita un recurso</text:p>
        </text:list-item>
        <text:list-item>
          <text:p text:style-name="P22">Establecida la conexión detecta que contiene código escrito y lo ejecuta por el Sweb, este realiza una llamada al módulo de procesamiento del S.</text:p>
        </text:list-item>
        <text:list-item>
          <text:p text:style-name="P22">Ejecuta <text:s/>el procesamiento solicitado.</text:p>
        </text:list-item>
        <text:list-item>
          <text:p text:style-name="P22">Finaliza la ejecución, el Sweb envía el resultado al C. Da como resultado un documento HTML que incorpora dinámicamente su contenido .</text:p>
        </text:list-item>
        <text:list-item>
          <text:p text:style-name="P22">Conforme va llegando el contenido éste va siendo interpretado por el navegador Web.</text:p>
        </text:list-item>
      </text:list>
      <text:p text:style-name="P6">Tecnología de desarrollo Web en el entorno del servidor</text:p>
      <text:p text:style-name="P6">Es aquella tecnología de desarrollo Web cuyo código es ejecutado por un componente específico de software en el entorno del servidor Web.</text:p>
      <text:p text:style-name="P6">Existe una gran variedad de tecnologías, se pueden clasificar en 3 grupos:</text:p>
      <text:list text:style-name="L12">
        <text:list-item>
          <text:p text:style-name="P23">Basadas en lenguaje de script de servidor.</text:p>
        </text:list-item>
        <text:list-item>
          <text:p text:style-name="P23">… en enlaces a programas y componentes ejecutables</text:p>
        </text:list-item>
        <text:list-item>
          <text:p text:style-name="P23">Código subyacente</text:p>
        </text:list-item>
      </text:list>
      <text:p text:style-name="P6"/>
      <text:p text:style-name="P7">Basadas en script de servidor</text:p>
      <text:p text:style-name="P6">Es interpretado por el Sweb. El código escrito utilizando un lenguaje de script de servidor se entremezcla con el código HTML estático.</text:p>
      <text:p text:style-name="P6">Basadas en enlaces a programas y componentes ejecutables</text:p>
      <text:p text:style-name="P24">Unidades de software (programas o componentes) externas que son ejecutados de forma independiente del servidor Web.</text:p>
      <text:p text:style-name="P24">Una alternativa es utilizar enlaces a programas y devuelvan como resultado contenido HTML.</text:p>
      <text:p text:style-name="P24">Tecnologías representativas:</text:p>
      <text:list text:style-name="L13">
        <text:list-item>
          <text:p text:style-name="P25">CGI(Common Gateway Interface): Delegar la generación de las páginas Web de forma dinámica en el servidor a un programa ejecutable externo.</text:p>
        </text:list-item>
        <text:list-item>
          <text:p text:style-name="P25">Componentes precompilados: utilizar componentes precompilados en objeto que son ejecutados por un S de aplicaciones independiente que forma parte del entorno del servidor Web.</text:p>
        </text:list-item>
      </text:list>
      <text:p text:style-name="P24">Tecnologías de código subyacente</text:p>
      <text:p text:style-name="P24">Separar la lógica del procesamiento en el servidor del código de presentación, pero manteniendo la lógica de procesamiento en librerías independientes que residen en el SW. ASP.NET.</text:p>
      <text:h text:style-name="P10" text:outline-level="1">1.5 Integración con servidores Web</text:h>
      <text:p text:style-name="P24">Concepto de servidor Web</text:p>
      <text:p text:style-name="P24">Es un programa cuya misión es servir información en forma de documentos HTML. <text:s/>La función básica de un servidor Web es proveer de contenido a un cliente que a realizado una petición.</text:p>
      <text:p text:style-name="P24">Interacción entre C y SW</text:p>
      <text:p text:style-name="P24">El desarrollo de aplicaciones Web Interactivas se basa en:</text:p>
      <text:p text:style-name="P24">La interacción del usuario pueda producir un cambio en la información contenida en el recurso recibido para adaptarse a la realidad del momento. Esta interacción se consigue a través de un intercambio de información o diálogo entre cliente y el servidor a través de mensajes de solicitud y respuesta. Para establecer este diálogo el cliente envía información a través de formularios Web con la petición HTTP.</text:p>
      <text:p text:style-name="P24">Métodos de envío:</text:p>
      <text:list xml:id="list4147133374" text:style-name="L14">
        <text:list-item>
          <text:p text:style-name="P27"><text:span text:style-name="T3">GET: Forma parte de la cadena de la URI. Lim(256 cara)</text:span></text:p>
        </text:list-item>
        <text:list-item>
          <text:p text:style-name="P26">POST: Las cosas son enviadas desde el cliente hacia el servidor de forma transparente al usuario y al proceso de interacción durante el envío. Encriptación.</text:p>
          <text:p text:style-name="P26">//<text:span text:style-name="T4">pag 27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2:02:40.130000000</meta:creation-date>
    <meta:generator>LibreOffice/7.4.5.1$Windows_X86_64 LibreOffice_project/9c0871452b3918c1019dde9bfac75448afc4b57f</meta:generator>
    <dc:date>2023-11-08T20:14:46.647000000</dc:date>
    <meta:editing-duration>PT1H31M25S</meta:editing-duration>
    <meta:editing-cycles>4</meta:editing-cycles>
    <meta:document-statistic meta:table-count="0" meta:image-count="0" meta:object-count="0" meta:page-count="4" meta:paragraph-count="90" meta:word-count="1087" meta:character-count="6844" meta:non-whitespace-character-count="5890"/>
  </office:meta>
</office:document-meta>
</file>